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B0000008F4EDD3368.png" manifest:media-type="image/png"/>
  <manifest:file-entry manifest:full-path="Pictures/10000000000000D50000009B0E815161.png" manifest:media-type="image/png"/>
  <manifest:file-entry manifest:full-path="Pictures/10000000000000DF0000009BE114C9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49cm" svg:height="5.842cm" svg:x="-0.057cm" svg:y="0cm">
          <draw:image xlink:href="Pictures/10000000000000DF0000009BE114C974.png" xlink:type="simple" xlink:show="embed" xlink:actuate="onLoad">
            <text:p/>
          </draw:image>
        </draw:frame>
        <draw:frame draw:style-name="gr1" draw:text-style-name="P1" draw:layer="layout" svg:width="11.595cm" svg:height="6.858cm" svg:x="0cm" svg:y="6.35cm">
          <draw:image xlink:href="Pictures/10000000000000D50000009B0E815161.png" xlink:type="simple" xlink:show="embed" xlink:actuate="onLoad">
            <text:p/>
          </draw:image>
        </draw:frame>
        <draw:frame draw:style-name="gr1" draw:text-style-name="P1" draw:layer="layout" svg:width="12.192cm" svg:height="7.339cm" svg:x="0cm" svg:y="13.462cm">
          <draw:image xlink:href="Pictures/10000000000000DB0000008F4EDD33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6:06:43.791260365</meta:creation-date>
    <dc:date>2014-10-01T16:12:35.494461769</dc:date>
    <meta:editing-duration>P0D</meta:editing-duration>
    <meta:editing-cycles>1</meta:editing-cycles>
    <meta:document-statistic meta:object-count="26"/>
    <meta:generator>LibreOffice/4.2.6.3$Linux_X86_64 LibreOffice_project/420m0$Build-3</meta:generator>
  </office:meta>
</office:document-meta>
</file>